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77003c" fo:font-size="11pt" fo:language="en" fo:country="none" fo:font-weight="bold" style:font-size-asian="11pt" style:font-weight-asian="bold" style:font-size-complex="11pt" style:font-weight-complex="bold"/>
    </style:style>
    <style:style style:name="P2" style:family="paragraph" style:parent-style-name="Standard" style:list-style-name="" style:master-page-name="Standard">
      <style:paragraph-properties fo:margin-top="0in" fo:margin-bottom="0.139in" fo:line-height="115%" style:page-number="auto"/>
      <style:text-properties fo:color="#77003c" fo:font-size="11pt" fo:language="en" fo:country="none" fo:font-weight="bold" style:font-size-asian="11pt" style:font-weight-asian="bold" style:font-size-complex="11pt" style:font-weight-complex="bold"/>
    </style:style>
    <style:style style:name="T1" style:family="text">
      <style:text-properties style:font-name="Calibri" fo:font-size="11pt" fo:language="en" fo:country="none" style:font-name-asian="Calibri" style:font-size-asian="11pt" style:font-name-complex="Calibri"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N1; KnVA4 - sup nitram</text:p>
      <text:p text:style-name="P1">wasnt no thang</text:p>
      <text:p text:style-name="P1">yeah i know</text:p>
      <text:p text:style-name="P1">hey lets stop talking about how badbass i am a minute and talk about you</text:p>
      <text:p text:style-name="P1">those wings</text:p>
      <text:p text:style-name="P1">you was hatched with em right</text:p>
      <text:p text:style-name="P1">or i guess pupated them</text:p>
      <text:p text:style-name="P1">ug dont even say it he will like teleport into our conversation with ghost magic just to shoosh you</text:p>
      <text:p text:style-name="P1">ok so you always had wings then</text:p>
      <text:p text:style-name="P1">what why not</text:p>
      <text:p text:style-name="P1">...</text:p>
      <text:p text:style-name="P1">alright so you never god tiered but i still dont get somefin</text:p>
      <text:p text:style-name="P1">didnt you have a totally fuckin stupid robot body at some point or did i just imagine that</text:p>
      <text:p text:style-name="P1">that whole period of time in our session was reel foggy to me i guess because i was dead for a while there</text:p>
      <text:p text:style-name="P1">yeah</text:p>
      <text:p text:style-name="P1">fuckin megido</text:p>
      <text:p text:style-name="P1">do we really need to rehash that ancient bullshit drama</text:p>
      <text:p text:style-name="P1">tag that shit homie</text:p>
      <text:p text:style-name="P1">no what</text:p>
      <text:p text:style-name="P1">i wasnt</text:p>
      <text:p text:style-name="P1">man i wouldnt have had to if you could just stand up for yourself sometimes</text:p>
      <text:p text:style-name="P1">i mean being paralyzed notfishstanding</text:p>
      <text:p text:style-name="P1">you are the only guy in our group who was ever even close to being pretty cool</text:p>
      <text:p text:style-name="P1"><text:soft-page-break/>everyone else sucks but you were almost alright</text:p>
      <text:p text:style-name="P1">you were always such a pushover though</text:p>
      <text:p text:style-name="P1">pretty lame bro</text:p>
      <text:p text:style-name="P1">AAAAAUG)(A</text:p>
      <text:p text:style-name="P1">RN2 - i probubbly shouldnt even ask this since youre not as brave as people make out with you to be</text:p>
      <text:p text:style-name="P1">i mean make you out to be</text:p>
      <text:p text:style-name="P1">but would you want to come away with me to...</text:p>
      <text:p text:style-name="P1">wut</text:p>
      <text:p text:style-name="P1">i wasnt asking you out dope</text:p>
      <text:p text:style-name="P1">maybe its cause youre a bishie ass glubberfucker with a kickin hawk</text:p>
      <text:p text:style-name="P1">for what its worth</text:p>
      <text:p text:style-name="P1">i would be your moe dere dere waifu in the beat of a pump biscuit</text:p>
      <text:p text:style-name="P1">if i was remotely attracted to you or found your personality more appealing</text:p>
      <text:p text:style-name="P1">and also if i shared your dumb passion for troll anime and didnt think it clogged massive blowhole</text:p>
      <text:p text:style-name="P1">goddamn witch</text:p>
      <text:p text:style-name="P1">never mind</text:p>
      <text:p text:style-name="P1">youre not even gonna agree anyway cause this team suuuuucks</text:p>
      <text:p text:style-name="P1">later ruf</text:p>
      <text:p text:style-name="P1">RN3 - is he even uh</text:p>
      <text:p text:style-name="P1">"reel"</text:p>
      <text:p text:style-name="P1">ya know</text:p>
      <text:p text:style-name="P1">like the ghost of your actual lusus or</text:p>
      <text:p text:style-name="P1">truth</text:p>
      <text:p text:style-name="P1">hey ok so...</text:p>
      <text:p text:style-name="P1"><text:soft-page-break/>can we not actually talk about the lost weeaboos</text:p>
      <text:p text:style-name="P1">can that just be not a conversation we have</text:p>
      <text:p text:style-name="P1">ruf listen your storys cool but theres some junk thats just so silly i cant even try to abide</text:p>
      <text:p text:style-name="P1">aw fer glub sake</text:p>
      <text:p text:style-name="P1">ok why do you stinkin nerds insist on calling it troll anime</text:p>
      <text:p text:style-name="P1">i gotta ask</text:p>
      <text:p text:style-name="P1">dont you realize prefacing anything with 'troll' inside the context a troll culture is redundant as fuck</text:p>
      <text:p text:style-name="P1">why dont you just call them cartoons</text:p>
      <text:p text:style-name="P1">whoops you just said lost weeaboos again thus failing the conversation</text:p>
      <text:p text:style-name="P1">in the immortal hand gestured words of the late great meulin leijon:</text:p>
      <text:p text:style-name="P1">IM SO DON-E</text:p>
      <text:p text:style-name="P1">_</text:p>
      <text:p text:style-name="P1">HZ1 - hey uh</text:p>
      <text:p text:style-name="P1">horuss what...</text:p>
      <text:p text:style-name="P1">what the fuck is that thing youre prefixing all your talkin with</text:p>
      <text:p text:style-name="P1">no and its weirding me out</text:p>
      <text:p text:style-name="P1">its disturbin as heck to me for whatever reason</text:p>
      <text:p text:style-name="P1">why the eff would you want to do that</text:p>
      <text:p text:style-name="P1">huh??</text:p>
      <text:p text:style-name="P1">daaaang</text:p>
      <text:p text:style-name="P1">that matchup makes no glubbin sense dude</text:p>
      <text:p text:style-name="P1">man why yall still act like you give a heap of manure about dating down on the spectrum</text:p>
      <text:p text:style-name="P1">you and nitram been a thing for how long now</text:p>
      <text:p text:style-name="P1">ill</text:p>
      <text:p text:style-name="P1"><text:soft-page-break/>wow life story alert do not care</text:p>
      <text:p text:style-name="P1">just tell me why paling up with meu means you have to make that terrible face now</text:p>
      <text:p text:style-name="P1">that is some shitsauce advice and you should give it up homes</text:p>
      <text:p text:style-name="P1">much</text:p>
      <text:p text:style-name="P1">HZ2 - whoa shocker of the centaury</text:p>
      <text:p text:style-name="P1">um no think i will pass on taking an army of snorting horsebots with me</text:p>
      <text:p text:style-name="P1">so thats all you do is build stupid shit that runs on your sweat now?</text:p>
      <text:p text:style-name="P1">cause i could really use a guy with muscle</text:p>
      <text:p text:style-name="P1">i dunno if you seen this skull dude but he is RIPP-ED</text:p>
      <text:p text:style-name="P1">oh noes...</text:p>
      <text:p text:style-name="P1">euurergh</text:p>
      <text:p text:style-name="P1">zahhak god damn it i am royally orderin you to stop doing that face forever</text:p>
      <text:p text:style-name="P1">HZ3 - hozak</text:p>
      <text:p text:style-name="P1">serious question</text:p>
      <text:p text:style-name="P1">when did you decide you were a horse</text:p>
      <text:p text:style-name="P1">38(</text:p>
      <text:p text:style-name="P1">sneak away</text:p>
      <text:p text:style-name="P1">_</text:p>
      <text:p text:style-name="P1">DM1 - sooooo</text:p>
      <text:p text:style-name="P1">megido</text:p>
      <text:p text:style-name="P1">here we are again</text:p>
      <text:p text:style-name="P1">i guess</text:p>
      <text:p text:style-name="P1">please tell me this reunion is as awkward for you as it is for me</text:p>
      <text:p text:style-name="P1">not gonna say nofin huh</text:p>
      <text:p text:style-name="P1"><text:soft-page-break/>just going to stand there and leave me wrigglin on the hook during this frosty silence</text:p>
      <text:p text:style-name="P1">come on you nutty bitch at least do SOM-EFIN to break the ice</text:p>
      <text:p text:style-name="P1">T)(ANK you</text:p>
      <text:p text:style-name="P1">hey you didnt by any chance kidnap nitrams lusus did you</text:p>
      <text:p text:style-name="P1">or steal all his dorky fiduspawn loot</text:p>
      <text:p text:style-name="P1">i thought we were past this</text:p>
      <text:p text:style-name="P1">dont tell me youre still tormenting the guy even after eternity</text:p>
      <text:p text:style-name="P1">do what to myself twice with my double W)(AT exactly??</text:p>
      <text:p text:style-name="P1">cod damn your weird accent is thick as ever</text:p>
      <text:p text:style-name="P1">wha</text:p>
      <text:p text:style-name="P1">did you just tell me to bite something or</text:p>
      <text:p text:style-name="P1">screw it i give up</text:p>
      <text:p text:style-name="P1">language barrier be a fuckin motherglubber</text:p>
      <text:p text:style-name="P1">DM2 - hey so guess what! im building an army to kill lord ahahahaha</text:p>
      <text:p text:style-name="P1">S)(-ELL O)( S)(-ELL</text:p>
      <text:p text:style-name="P1">like you could give a fuck about saving reality and or wouldnt just be a huge backstabbin liability out there</text:p>
      <text:p text:style-name="P1">but just for shits an cuttles uh</text:p>
      <text:p text:style-name="P1">been sorta wondering</text:p>
      <text:p text:style-name="P1">back when we like</text:p>
      <text:p text:style-name="P1">kind of ruined each others shit</text:p>
      <text:p text:style-name="P1">because of that whole cycle of revenge deal</text:p>
      <text:p text:style-name="P1">and i ended up dyin and god tiering and all</text:p>
      <text:p text:style-name="P1">remember that</text:p>
      <text:p text:style-name="P1">aight not sure i followed that but ill assume it was more weird skanky sass</text:p>
      <text:p text:style-name="P1"><text:soft-page-break/>but what i want to know is</text:p>
      <text:p text:style-name="P1">after the fight</text:p>
      <text:p text:style-name="P1">did i hurt you bad enough that you maybe</text:p>
      <text:p text:style-name="P1">crawled off and died somewhere</text:p>
      <text:p text:style-name="P1">like in a quest cocoon</text:p>
      <text:p text:style-name="P1">were you maybe all bloodied up from all those forkins</text:p>
      <text:p text:style-name="P1">and then maybe along comes a friend with a maddening inability to hold a grudge against you for the ways you fucked him over</text:p>
      <text:p text:style-name="P1">maybe trotting along in his new robo horse body and swooped your bloody torso up on his back</text:p>
      <text:p text:style-name="P1">galloped off to your cocoon and draped you on the slab while probly not havin the nerve to finish you off</text:p>
      <text:p text:style-name="P1">this ringin any bells</text:p>
      <text:p text:style-name="P1">IM AXING IF YOU AR-E A GOD TI-ER YOU INSCRUTABL-E FIS)(WIF-E</text:p>
      <text:p text:style-name="P1">holy mackerel gettin info outta yous like prying a pearl from a slutty murderous clam</text:p>
      <text:p text:style-name="P1">yeah i know clams dont make pearls!!! look i just misspoke it was a hasty burn ok</text:p>
      <text:p text:style-name="P1">dont be calling out my authority on the ocean dmeg you know i got all watery junk on LOCK</text:p>
      <text:p text:style-name="P1">who you think you tryin to rile up with that amateur noise</text:p>
      <text:p text:style-name="P1">omg i cant understand you</text:p>
      <text:p text:style-name="P1">chill out and do W)(AT with you...</text:p>
      <text:p text:style-name="P1">going to ask again as simple as i can</text:p>
      <text:p text:style-name="P1">M-EGIDO AR-E YOU A MAGIC IMMORTAL TIM-E FAIRYWITC)( WIT)( S-ECR-ET BUTT-ERFLY WINGS: Y-ES OR NO</text:p>
      <text:p text:style-name="P1">damara</text:p>
      <text:p text:style-name="P1">if horrible conversations was a video game you would truly be last boss</text:p>
      <text:p text:style-name="P1">now where the fucks aranea and her lil windbag stand lets just <text:soft-page-break/>get this jam over with already</text:p>
      <text:p text:style-name="P1">DM3 - ummm yeah no idea what you said</text:p>
      <text:p text:style-name="P1">guess someone who speaks your gibberish needs to ask</text:p>
      <text:p text:style-name="P1">DM4 - i think...</text:p>
      <text:p text:style-name="P1">it sounded like...</text:p>
      <text:p text:style-name="P1">youre tryin to wish me luck in my upcoming battle?</text:p>
      <text:p text:style-name="P1">hey thanks megido</text:p>
      <text:p text:style-name="P1">maybe i had you all wrong</text:p>
      <text:p text:style-name="P1">aw ive probably been a bitch to you for no reason</text:p>
      <text:p text:style-name="P1">lets forget all that shit ever happened</text:p>
      <text:p text:style-name="P1">hey how about a hug</text:p>
      <text:p text:style-name="P1">whoa watch where youre puttin that hand!!!</text:p>
      <text:p text:style-name="P1">apology accepted</text:p>
      <text:p text:style-name="P1">hey you get around to moving that huge quartz glacier yet</text:p>
      <text:p text:style-name="P1">kind of in a hurry here</text:p>
      <text:p text:style-name="P1">_</text:p>
      <text:p text:style-name="P1">KM11; PM4 - aw snapperfish its popo merrygams and maryam lookalike kid</text:p>
      <text:p text:style-name="P1">water you ladies glubbin about over here</text:p>
      <text:p text:style-name="P1">oh yeah where to</text:p>
      <text:p text:style-name="P1">back into your meteor right cause thats where im headed</text:p>
      <text:p text:style-name="P1">cant get through the door tho</text:p>
      <text:p text:style-name="P1">can i get your password</text:p>
      <text:p text:style-name="P1">come on</text:p>
      <text:p text:style-name="P1">COM-E OOOOON</text:p>
      <text:p text:style-name="P1">im being nice about it</text:p>
      <text:p text:style-name="P1">im fuckin smiling aint i???</text:p>
      <text:p text:style-name="P1"><text:soft-page-break/>da fuck</text:p>
      <text:p text:style-name="P1">why</text:p>
      <text:p text:style-name="P1">aw man</text:p>
      <text:p text:style-name="P1">but im cool</text:p>
      <text:p text:style-name="P1">you should wise the fuck up and start thinking im cool</text:p>
      <text:p text:style-name="P1">what you got against me maryam clone</text:p>
      <text:p text:style-name="P1">you got me all wrong girl</text:p>
      <text:p text:style-name="P1">what i gotta do to make you my frond maryam the sequel</text:p>
      <text:p text:style-name="P1">aight aight kanaya it is</text:p>
      <text:p text:style-name="P1">some day ill come up with a good fish pun way of saying that</text:p>
      <text:p text:style-name="P1">thats how you know our shit will be TIGH)(T</text:p>
      <text:p text:style-name="P1">just lead the way ill be well behaved and win you over</text:p>
      <text:p text:style-name="P1">YOULL S-EA</text:p>
      <text:p text:style-name="P1">KM12 - !!!!!</text:p>
      <text:p text:style-name="P1">what!!!</text:p>
      <text:p text:style-name="P1">wasnt thinkin nofin</text:p>
      <text:p text:style-name="P1">KM13; DS13 - (hornless dirtscraper)</text:p>
      <text:p text:style-name="P1">38(</text:p>
      <text:p text:style-name="P1">yes</text:p>
      <text:p text:style-name="P1">KM14; DS14 - do more!</text:p>
      <text:p text:style-name="P1">come on</text:p>
      <text:p text:style-name="P1">ahem hem....</text:p>
      <text:p text:style-name="P1">dum dum PS)( ba dum dum PS)(</text:p>
      <text:p text:style-name="P1">chum chum FIS)( ba chum chum FIS)(</text:p>
      <text:p text:style-name="P1">KM15; RL12 - (holy mackerel get a fuckin room)</text:p>
      <text:p text:style-name="P1">_</text:p>
      <text:p text:style-name="P1">PM5 - scrod dammit</text:p>
      <text:p text:style-name="P1"><text:soft-page-break/>kids got no respect for royalty these days and i about haddock up to here</text:p>
      <text:p text:style-name="P1">merrygams stop bein such an astute judge a character</text:p>
      <text:p text:style-name="P1">_</text:p>
      <text:p text:style-name="P1">ArSe30 - welp</text:p>
      <text:p text:style-name="P1">im a total failure</text:p>
      <text:p text:style-name="P1">didnt recruit a single ghost for my army</text:p>
      <text:p text:style-name="P1">except for one guy but he was asleep</text:p>
      <text:p text:style-name="P1">you seem more psyched about my army plan than you did before</text:p>
      <text:p text:style-name="P1">whats with the change of tuna</text:p>
      <text:p text:style-name="P1">how is cherubquest goin btw</text:p>
      <text:p text:style-name="P1">girl please</text:p>
      <text:p text:style-name="P1">you been draggin your talking booth around to hassle people with facts aintcha</text:p>
      <text:p text:style-name="P1">aranea we are such failures at stuff together</text:p>
      <text:p text:style-name="P1">why are we such a couple of gorgeous and sexy failures at things</text:p>
      <text:p text:style-name="P1">ok then how about this</text:p>
      <text:p text:style-name="P1">while im out there fishin for recruits ill keep an ear out for clues about her</text:p>
      <text:p text:style-name="P1">and while youre out there cherub hunting maybe you can see if anyone wants to serve the lil condesce in her slammin new imperial army</text:p>
      <text:p text:style-name="P1">itll be</text:p>
      <text:p text:style-name="P1">teamfork</text:p>
      <text:p text:style-name="P1">ArSe31 - NOP-E</text:p>
      <text:p text:style-name="P1">NOT LISFININ TO T)(IS LA LA LA GLUB GLUB GLUB</text:p>
      <text:p text:style-name="P1">(GLUB GLUB GLUB GLUB) (GLUB GLUB GLUB LA LA LA LA GLUB GLUB GLUB) (LA LA LA LA GLUB GLUB LA LA LA) (GLUUUUUB GLUBGLUBGLUBGLUB GLUUUUUUUUUB) (NO NO NO NO NO NO NO NO NO NO)</text:p>
      <text:p text:style-name="P1">hey serket</text:p>
      <text:p text:style-name="P1"><text:soft-page-break/>how much i gotta pay you to zip yer blowhole on this shit so tight you never bring it up again</text:p>
      <text:p text:style-name="P1">you drive a hard bargain serks</text:p>
      <text:p text:style-name="P1">but you got a deal</text:p>
      <text:p text:style-name="P1">ArSe32 - zzzzzzzzzzz</text:p>
      <text:p text:style-name="P1">wuh</text:p>
      <text:p text:style-name="P1">yeah thats nice</text:p>
      <text:p text:style-name="P1">WH-ER-E MA MON-EY</text:p>
      <text:p text:style-name="P1">dag</text:p>
      <text:p text:style-name="P1">ArSe33 - yeah yeah</text:p>
      <text:p text:style-name="P1">ugh do we really have to go through this</text:p>
      <text:p text:style-name="P1">bleh fine</text:p>
      <text:p text:style-name="P1">deja vus a bitch serk</text:p>
      <text:p text:style-name="P1">(arg how bad do i even want this stupid money...)</text:p>
      <text:p text:style-name="P1">so</text:p>
      <text:p text:style-name="P1">we done?</text:p>
      <text:p text:style-name="P1">toughest 5 bucks i ever made</text:p>
      <text:p text:style-name="P1">_</text:p>
      <text:p text:style-name="P1">AH3 - hey orange dude</text:p>
      <text:p text:style-name="P1">tell me your deal already</text:p>
      <text:p text:style-name="P1">whoferi???</text:p>
      <text:p text:style-name="P1">whos vriska</text:p>
      <text:p text:style-name="P1">her??</text:p>
      <text:p text:style-name="P1">dog aint she a little young for you</text:p>
      <text:p text:style-name="P1">i dont know what yer talkin about but you sound like an asshole</text:p>
      <text:p text:style-name="P1">yo i got boatloads a bling</text:p>
      <text:p text:style-name="P1">i could sell you a ring</text:p>
      <text:p text:style-name="P1"><text:soft-page-break/>$2,485,506 pledged of $700,000 goal</text:p>
      <text:p text:style-name="P1">thats my price pumpkin skin you want the ring or not</text:p>
      <text:p text:style-name="P1">none ma biz homes deal or no deal</text:p>
      <text:p text:style-name="P1">awwwww yeah check them mad staxx</text:p>
      <text:p text:style-name="P1">here you go loverboy</text:p>
      <text:p text:style-name="P1">fo sho</text:p>
      <text:p text:style-name="P1">NO R-EFUNDS!!!!!!!!!!!!!!!</text:p>
      <text:p text:style-name="P1">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1" meta:paragraph-count="250" meta:word-count="1801" meta:character-count="8886"/>
    <meta:generator>OpenOffice/4.1.2$Win32 OpenOffice.org_project/412m3$Build-9782</meta:generator>
  </office:meta>
</office:document-meta>
</file>